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7.013cm" svg:height="8.151cm" svg:x="2.528cm" svg:y="-0.34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 </meta:initial-creator>
    <meta:creation-date>2012-02-21T10:53:07</meta:creation-date>
    <dc:date>2012-02-21T10:57:51</dc:date>
    <dc:creator>an </dc:creator>
    <meta:editing-duration>PT4M44S</meta:editing-duration>
    <meta:editing-cycles>2</meta:editing-cycles>
    <meta:generator>LibreOffice/3.3$Unix LibreOffice_project/330m19$Build-401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color="#800000" style:font-size-asian="10.5pt"/>
    </style:style>
    <style:style style:name="gr1" style:family="graphic">
      <style:graphic-properties draw:stroke="solid" svg:stroke-color="#000000" draw:fill="solid" draw:fill-color="#c0c0c0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p text:style-name="P2"><draw:frame text:anchor-type="paragraph" draw:z-index="0" draw:style-name="gr1" draw:text-style-name="P4" svg:width="1.8961in" svg:height="0.2398in" svg:x="0.3425in" svg:y="0.1193in"><draw:text-box><text:p text:style-name="P4">Classification</text:p></draw:text-box></draw:frame><draw:frame text:anchor-type="paragraph" draw:z-index="10" draw:style-name="gr1" draw:text-style-name="P4" svg:width="1.7087in" svg:height="0.2398in" svg:x="4.1547in" svg:y="0.1193in"><draw:text-box><text:p text:style-name="P4">Sequences</text:p></draw:text-box></draw:frame></text:p>
      <text:p text:style-name="P2"><draw:frame text:anchor-type="paragraph" draw:z-index="14" draw:style-name="gr4" svg:width="0.1669in" svg:height="0.228in" svg:x="2.3217in" svg:y="-0.0307in"><draw:text-box><text:p>1</text:p></draw:text-box></draw:frame><draw:frame text:anchor-type="paragraph" draw:z-index="15" draw:style-name="gr5" svg:width="0.1669in" svg:height="0.5504in" svg:x="3.9362in" svg:y="-0.0307in"><draw:text-box><text:p>1</text:p></draw:text-box></draw:frame><draw:frame text:anchor-type="paragraph" draw:z-index="20" draw:style-name="gr2" draw:text-style-name="P4" svg:width="1.8961in" svg:height="0.2398in" svg:x="0.3425in" svg:y="0.0839in"><draw:text-box><text:p text:style-name="P4">ID (text) <text:span text:style-name="T1">PK</text:span></text:p></draw:text-box></draw:frame><draw:frame text:anchor-type="paragraph" draw:z-index="21" draw:style-name="gr2" draw:text-style-name="P4" svg:width="1.7087in" svg:height="0.2398in" svg:x="4.1547in" svg:y="0.0839in"><draw:text-box><text:p text:style-name="P4">ID (text) <text:span text:style-name="T1">PK</text:span></text:p></draw:text-box></draw:frame></text:p>
      <text:p text:style-name="P2"><draw:frame text:anchor-type="paragraph" draw:z-index="1" draw:style-name="gr2" draw:text-style-name="P4" svg:width="1.8961in" svg:height="0.2398in" svg:x="0.3425in" svg:y="0.0484in"><draw:text-box><text:p text:style-name="P4">org_name (text) </text:p></draw:text-box></draw:frame><draw:frame text:anchor-type="paragraph" draw:z-index="11" draw:style-name="gr2" draw:text-style-name="P4" svg:width="1.7087in" svg:height="0.2398in" svg:x="4.1547in" svg:y="0.0484in"><draw:text-box><text:p text:style-name="P4">org_name (text) </text:p></draw:text-box></draw:frame><draw:line text:anchor-type="paragraph" draw:z-index="13" draw:style-name="gr3" draw:text-style-name="P4" svg:x1="2.2382in" svg:y1="-0.078in" svg:x2="4.1547in" svg:y2="-0.0642in"><text:p/></draw:line></text:p>
      <text:p text:style-name="P2"><draw:frame text:anchor-type="paragraph" draw:z-index="2" draw:style-name="gr2" draw:text-style-name="P4" svg:width="1.8961in" svg:height="0.2398in" svg:x="0.3425in" svg:y="0.0134in"><draw:text-box><text:p text:style-name="P4">Kingdom (text)</text:p></draw:text-box></draw:frame><draw:frame text:anchor-type="paragraph" draw:z-index="12" draw:style-name="gr2" draw:text-style-name="P4" svg:width="1.7087in" svg:height="0.2398in" svg:x="4.1547in" svg:y="0.0134in"><draw:text-box><text:p text:style-name="P4">data (BLOB)</text:p></draw:text-box></draw:frame></text:p>
      <text:p text:style-name="P2"><draw:frame text:anchor-type="paragraph" draw:z-index="3" draw:style-name="gr2" draw:text-style-name="P4" svg:width="1.8961in" svg:height="0.2398in" svg:x="0.3425in" svg:y="-0.022in"><draw:text-box><text:p text:style-name="P4">Phylum (text)</text:p></draw:text-box></draw:frame></text:p>
      <text:p text:style-name="P2"><draw:frame text:anchor-type="paragraph" draw:z-index="4" draw:style-name="gr2" draw:text-style-name="P4" svg:width="1.8961in" svg:height="0.2398in" svg:x="0.3425in" svg:y="-0.0575in"><draw:text-box><text:p text:style-name="P4">Class (text)</text:p></draw:text-box></draw:frame><draw:frame text:anchor-type="paragraph" draw:z-index="5" draw:style-name="gr2" draw:text-style-name="P4" svg:width="1.8961in" svg:height="0.2398in" svg:x="0.3425in" svg:y="0.1819in"><draw:text-box><text:p text:style-name="P4">Order (text)</text:p></draw:text-box></draw:frame><draw:frame text:anchor-type="paragraph" draw:z-index="16" draw:style-name="gr1" draw:text-style-name="P4" svg:width="1.7087in" svg:height="0.2398in" svg:x="4.1756in" svg:y="0.1134in"><draw:text-box><text:p text:style-name="P4">metaData</text:p></draw:text-box></draw:frame></text:p>
      <text:p text:style-name="P2"><draw:frame text:anchor-type="paragraph" draw:z-index="6" draw:style-name="gr2" draw:text-style-name="P4" svg:width="1.8961in" svg:height="0.2398in" svg:x="0.3425in" svg:y="0.1465in"><draw:text-box><text:p text:style-name="P4">Family (text)</text:p></draw:text-box></draw:frame><draw:frame text:anchor-type="paragraph" draw:z-index="17" draw:style-name="gr2" draw:text-style-name="P4" svg:width="1.7087in" svg:height="0.2398in" svg:x="4.1756in" svg:y="0.078in"><draw:text-box><text:p text:style-name="P4">name (text) <text:span text:style-name="T1">PK</text:span></text:p></draw:text-box></draw:frame></text:p>
      <text:p text:style-name="P2"><draw:frame text:anchor-type="paragraph" draw:z-index="7" draw:style-name="gr2" draw:text-style-name="P4" svg:width="1.8961in" svg:height="0.2398in" svg:x="0.3425in" svg:y="0.111in"><draw:text-box><text:p text:style-name="P4">Genus (text)</text:p></draw:text-box></draw:frame><draw:frame text:anchor-type="paragraph" draw:z-index="18" draw:style-name="gr2" draw:text-style-name="P4" svg:width="1.7087in" svg:height="0.2398in" svg:x="4.1756in" svg:y="0.0425in"><draw:text-box><text:p text:style-name="P4">type (text) </text:p></draw:text-box></draw:frame></text:p>
      <text:p text:style-name="P2"><draw:frame text:anchor-type="paragraph" draw:z-index="8" draw:style-name="gr2" draw:text-style-name="P4" svg:width="1.8961in" svg:height="0.2398in" svg:x="0.3425in" svg:y="0.0756in"><draw:text-box><text:p text:style-name="P4">Species (text)</text:p></draw:text-box></draw:frame><draw:frame text:anchor-type="paragraph" draw:z-index="19" draw:style-name="gr2" draw:text-style-name="P4" svg:width="1.7087in" svg:height="0.2398in" svg:x="4.1756in" svg:y="0.0071in"><draw:text-box><text:p text:style-name="P4">annotation (text) </text:p></draw:text-box></draw:frame></text:p>
      <text:p text:style-name="P2"><draw:frame text:anchor-type="paragraph" draw:z-index="9" draw:style-name="gr2" draw:text-style-name="P4" svg:width="1.8961in" svg:height="0.2398in" svg:x="0.3425in" svg:y="0.0402in"><draw:text-box><text:p text:style-name="P4">Otu (text)</text:p></draw:text-box></draw:frame></text:p>
      <text:p text:style-name="P2"/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